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5f11b" officeooo:paragraph-rsid="0015f11b"/>
    </style:style>
    <style:style style:name="P2" style:family="paragraph" style:parent-style-name="Standard">
      <style:paragraph-properties fo:text-align="justify" style:justify-single-word="false"/>
      <style:text-properties style:font-name="Ubuntu" officeooo:rsid="0017b21b" officeooo:paragraph-rsid="0017b21b"/>
    </style:style>
    <style:style style:name="P3" style:family="paragraph" style:parent-style-name="Standard">
      <style:text-properties style:font-name="Ubuntu" officeooo:rsid="0017b21b" officeooo:paragraph-rsid="00323c88"/>
    </style:style>
    <style:style style:name="P4" style:family="paragraph" style:parent-style-name="Standard">
      <style:text-properties style:font-name="Ubuntu" officeooo:rsid="0017b21b" officeooo:paragraph-rsid="006ca7dd"/>
    </style:style>
    <style:style style:name="P5" style:family="paragraph" style:parent-style-name="Standard">
      <style:text-properties style:font-name="Ubuntu" officeooo:rsid="001afe89" officeooo:paragraph-rsid="001afe89"/>
    </style:style>
    <style:style style:name="P6" style:family="paragraph" style:parent-style-name="Standard">
      <style:text-properties style:font-name="Ubuntu" fo:font-size="14pt" fo:font-weight="bold" officeooo:rsid="00231bbf" officeooo:paragraph-rsid="00231bb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officeooo:rsid="002f8784" officeooo:paragraph-rsid="003b8594"/>
    </style:style>
    <style:style style:name="P8" style:family="paragraph" style:parent-style-name="Standard">
      <style:paragraph-properties fo:text-align="justify" style:justify-single-word="false"/>
      <style:text-properties style:font-name="Ubuntu" officeooo:rsid="002f8784" officeooo:paragraph-rsid="0051b45b"/>
    </style:style>
    <style:style style:name="P9" style:family="paragraph" style:parent-style-name="Standard">
      <style:paragraph-properties fo:text-align="justify" style:justify-single-word="false"/>
      <style:text-properties style:font-name="Ubuntu" officeooo:rsid="003607a7" officeooo:paragraph-rsid="005b3cae"/>
    </style:style>
    <style:style style:name="P10" style:family="paragraph" style:parent-style-name="Table_20_Contents">
      <style:text-properties style:font-name="Ubuntu" officeooo:rsid="001afe89" officeooo:paragraph-rsid="001afe89"/>
    </style:style>
    <style:style style:name="P11" style:family="paragraph" style:parent-style-name="Table_20_Contents">
      <style:text-properties style:font-name="Ubuntu" fo:font-size="14pt" fo:font-weight="bold" officeooo:rsid="001afe89" officeooo:paragraph-rsid="001afe89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Ubuntu" officeooo:rsid="0028ad1c" officeooo:paragraph-rsid="0028ad1c"/>
    </style:style>
    <style:style style:name="P13" style:family="paragraph" style:parent-style-name="Standard">
      <style:paragraph-properties fo:margin-left="1.439cm" fo:margin-right="0cm" fo:text-align="justify" style:justify-single-word="false" fo:text-indent="0cm" style:auto-text-indent="false"/>
      <style:text-properties style:font-name="Ubuntu" officeooo:rsid="00351d4b" officeooo:paragraph-rsid="0033fcaf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Ubuntu" officeooo:rsid="0051b45b" officeooo:paragraph-rsid="0051b45b"/>
    </style:style>
    <style:style style:name="P15" style:family="paragraph" style:parent-style-name="Standard">
      <style:paragraph-properties fo:text-align="justify" style:justify-single-word="false"/>
      <style:text-properties style:font-name="Ubuntu" officeooo:rsid="0015f11b" officeooo:paragraph-rsid="001afe89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68c7c" officeooo:paragraph-rsid="006f6274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Ubuntu" officeooo:rsid="00468c7c" officeooo:paragraph-rsid="006f6274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858b9" officeooo:paragraph-rsid="004dab24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9b67a" officeooo:paragraph-rsid="0049b67a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b29f5" officeooo:paragraph-rsid="004b29f5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c9027" officeooo:paragraph-rsid="004c9027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6a0dd" officeooo:paragraph-rsid="006f8885"/>
    </style:style>
    <style:style style:name="T1" style:family="text">
      <style:text-properties officeooo:rsid="001afe89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fe89" style:font-size-asian="14pt" style:font-weight-asian="bold" style:font-size-complex="14pt" style:font-weight-complex="bold"/>
    </style:style>
    <style:style style:name="T4" style:family="text">
      <style:text-properties officeooo:rsid="002f14f1"/>
    </style:style>
    <style:style style:name="T5" style:family="text">
      <style:text-properties officeooo:rsid="00323c88"/>
    </style:style>
    <style:style style:name="T6" style:family="text">
      <style:text-properties officeooo:rsid="00375fba"/>
    </style:style>
    <style:style style:name="T7" style:family="text">
      <style:text-properties officeooo:rsid="003ce67f"/>
    </style:style>
    <style:style style:name="T8" style:family="text">
      <style:text-properties officeooo:rsid="0040bd9d"/>
    </style:style>
    <style:style style:name="T9" style:family="text">
      <style:text-properties officeooo:rsid="0049b67a"/>
    </style:style>
    <style:style style:name="T10" style:family="text">
      <style:text-properties officeooo:rsid="004dab24"/>
    </style:style>
    <style:style style:name="T11" style:family="text">
      <style:text-properties officeooo:rsid="004f0855"/>
    </style:style>
    <style:style style:name="T12" style:family="text">
      <style:text-properties officeooo:rsid="0050351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0bd9d" style:font-style-asian="italic" style:font-style-complex="italic"/>
    </style:style>
    <style:style style:name="T15" style:family="text">
      <style:text-properties fo:font-style="italic" officeooo:rsid="0049b67a" style:font-style-asian="italic" style:font-style-complex="italic"/>
    </style:style>
    <style:style style:name="T16" style:family="text">
      <style:text-properties fo:font-style="italic" officeooo:rsid="005b3cae" style:font-style-asian="italic" style:font-style-complex="italic"/>
    </style:style>
    <style:style style:name="T17" style:family="text">
      <style:text-properties fo:font-style="italic" officeooo:rsid="00323c88" style:font-style-asian="italic" style:font-style-complex="italic"/>
    </style:style>
    <style:style style:name="T18" style:family="text">
      <style:text-properties fo:font-style="italic" officeooo:rsid="004dab24" style:font-style-asian="italic" style:font-style-complex="italic"/>
    </style:style>
    <style:style style:name="T19" style:family="text">
      <style:text-properties fo:font-style="italic" officeooo:rsid="007c0c42" style:font-style-asian="italic" style:font-style-complex="italic"/>
    </style:style>
    <style:style style:name="T20" style:family="text">
      <style:text-properties fo:font-style="italic" officeooo:rsid="007cd90e" style:font-style-asian="italic" style:font-style-complex="italic"/>
    </style:style>
    <style:style style:name="T21" style:family="text">
      <style:text-properties fo:font-style="italic" officeooo:rsid="0085e9d5" style:font-style-asian="italic" style:font-style-complex="italic"/>
    </style:style>
    <style:style style:name="T22" style:family="text">
      <style:text-properties fo:font-style="italic" fo:font-weight="bold" officeooo:rsid="0040bd9d" style:font-style-asian="italic" style:font-weight-asian="bold" style:font-style-complex="italic" style:font-weight-complex="bold"/>
    </style:style>
    <style:style style:name="T23" style:family="text">
      <style:text-properties officeooo:rsid="0057bd4f"/>
    </style:style>
    <style:style style:name="T24" style:family="text">
      <style:text-properties officeooo:rsid="005b3cae"/>
    </style:style>
    <style:style style:name="T25" style:family="text">
      <style:text-properties officeooo:rsid="005cb985"/>
    </style:style>
    <style:style style:name="T26" style:family="text">
      <style:text-properties officeooo:rsid="0062b657"/>
    </style:style>
    <style:style style:name="T27" style:family="text">
      <style:text-properties officeooo:rsid="006b5b0f"/>
    </style:style>
    <style:style style:name="T28" style:family="text">
      <style:text-properties officeooo:rsid="006ca7dd"/>
    </style:style>
    <style:style style:name="T29" style:family="text">
      <style:text-properties fo:font-weight="bold" officeooo:rsid="0040bd9d" style:font-weight-asian="bold" style:font-weight-complex="bold"/>
    </style:style>
    <style:style style:name="T30" style:family="text">
      <style:text-properties fo:font-weight="bold" officeooo:rsid="0057bd4f" style:font-weight-asian="bold" style:font-weight-complex="bold"/>
    </style:style>
    <style:style style:name="T31" style:family="text">
      <style:text-properties fo:font-weight="bold" officeooo:rsid="006f6274" style:font-weight-asian="bold" style:font-weight-complex="bold"/>
    </style:style>
    <style:style style:name="T32" style:family="text">
      <style:text-properties fo:font-weight="bold" officeooo:rsid="00323c88" style:font-weight-asian="bold" style:font-weight-complex="bold"/>
    </style:style>
    <style:style style:name="T33" style:family="text">
      <style:text-properties fo:font-weight="bold" officeooo:rsid="005b3cae" style:font-weight-asian="bold" style:font-weight-complex="bold"/>
    </style:style>
    <style:style style:name="T34" style:family="text">
      <style:text-properties fo:font-weight="bold" officeooo:rsid="00766365" style:font-weight-asian="bold" style:font-weight-complex="bold"/>
    </style:style>
    <style:style style:name="T35" style:family="text">
      <style:text-properties fo:font-weight="bold" officeooo:rsid="0070f2fa" style:font-weight-asian="bold" style:font-weight-complex="bold"/>
    </style:style>
    <style:style style:name="T36" style:family="text">
      <style:text-properties officeooo:rsid="006f6274"/>
    </style:style>
    <style:style style:name="T37" style:family="text">
      <style:text-properties fo:font-weight="normal" officeooo:rsid="006f6274" style:font-weight-asian="normal" style:font-weight-complex="normal"/>
    </style:style>
    <style:style style:name="T38" style:family="text">
      <style:text-properties fo:font-weight="normal" officeooo:rsid="0070f2fa" style:font-weight-asian="normal" style:font-weight-complex="normal"/>
    </style:style>
    <style:style style:name="T39" style:family="text">
      <style:text-properties fo:font-weight="normal" officeooo:rsid="00766365" style:font-weight-asian="normal" style:font-weight-complex="normal"/>
    </style:style>
    <style:style style:name="T40" style:family="text">
      <style:text-properties fo:font-weight="normal" officeooo:rsid="007a337b" style:font-weight-asian="normal" style:font-weight-complex="normal"/>
    </style:style>
    <style:style style:name="T41" style:family="text">
      <style:text-properties fo:font-weight="normal" officeooo:rsid="007cd90e" style:font-weight-asian="normal" style:font-weight-complex="normal"/>
    </style:style>
    <style:style style:name="T42" style:family="text">
      <style:text-properties fo:font-weight="normal" officeooo:rsid="00800920" style:font-weight-asian="normal" style:font-weight-complex="normal"/>
    </style:style>
    <style:style style:name="T43" style:family="text">
      <style:text-properties officeooo:rsid="00739f04"/>
    </style:style>
    <style:style style:name="T44" style:family="text">
      <style:text-properties officeooo:rsid="007cd90e"/>
    </style:style>
    <style:style style:name="T45" style:family="text">
      <style:text-properties fo:font-style="normal" officeooo:rsid="007cd90e" style:font-style-asian="normal" style:font-style-complex="normal"/>
    </style:style>
    <style:style style:name="T46" style:family="text">
      <style:text-properties officeooo:rsid="0085e9d5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4" office:value-type="string">
            <text:p text:style-name="P11">Práctica <text:span text:style-name="T4">Build 2+GIT</text:span></text:p>
          </table:table-cell>
          <table:table-cell table:style-name="Tabla1.B1" office:value-type="string">
            <text:p text:style-name="P15">Entrega<text:span text:style-name="T1">bles</text:span>: <text:span text:style-name="T1">E</text:span>ste <text:span text:style-name="T1">documento, la url del repositorio público en github</text:span> <text:span text:style-name="T6">y el histórico bash</text:span></text:p>
          </table:table-cell>
        </table:table-row>
        <table:table-row>
          <table:covered-table-cell/>
          <table:table-cell table:style-name="Tabla1.B2" office:value-type="string">
            <text:p text:style-name="P10">Fecha Entrega: <text:span text:style-name="T8">26</text:span>/2/19</text:p>
          </table:table-cell>
        </table:table-row>
        <table:table-row>
          <table:covered-table-cell/>
          <table:table-cell table:style-name="Tabla1.B2" office:value-type="string">
            <text:p text:style-name="P10">Equipo: Individual</text:p>
          </table:table-cell>
        </table:table-row>
        <table:table-row>
          <table:covered-table-cell/>
          <table:table-cell table:style-name="Tabla1.B2" office:value-type="string">
            <text:p text:style-name="P12">Herramienta<text:span text:style-name="T7">s</text:span>: <text:span text:style-name="T8">Ant, Maven y GIT</text:span></text:p>
          </table:table-cell>
        </table:table-row>
      </table:table>
      <text:p text:style-name="P1"/>
      <text:p text:style-name="P1"><text:span text:style-name="T2">Introducci</text:span><text:span text:style-name="T3">ó</text:span><text:span text:style-name="T2">n</text:span></text:p>
      <text:p text:style-name="P1"/>
      <text:p text:style-name="P9"><text:span text:style-name="T24">Las aplicaciones JAVA tiene un alto grado de </text:span><text:span text:style-name="T16">uniformidad</text:span><text:span text:style-name="T24"> en cuanto a estructura de directorio gracias al uso mayoritario de herramientas <text:s/>como </text:span><text:span text:style-name="T33">Maven</text:span><text:span text:style-name="T24">. </text:span>La <text:span text:style-name="T27">gestión de la configuración</text:span> de un entregable <text:span text:style-name="T23">requiere herramientas específicas y en esta práctica se presenta la herramienta </text:span><text:span text:style-name="T30">GIT</text:span>.</text:p>
      <text:p text:style-name="P5"/>
      <text:p text:style-name="P6">Desarrollo de la práctica</text:p>
      <text:p text:style-name="P1"/>
      <text:p text:style-name="P3">1.-<text:span text:style-name="T28">Comprueba si están instalados y, si no lo están, instala</text:span> <text:span text:style-name="T26">las siguientes herramientas:</text:span></text:p>
      <text:p text:style-name="P4"><text:tab/><text:span text:style-name="T29">Ant</text:span><text:span text:style-name="T8">: https://ant.apache.org/manual/install.html</text:span></text:p>
      <text:p text:style-name="P4"><text:tab/><text:span text:style-name="T29">Maven</text:span><text:span text:style-name="T8"> : https://maven.apache.org/install.html</text:span></text:p>
      <text:p text:style-name="P4"><text:tab/><text:span text:style-name="T30">GIT</text:span><text:span text:style-name="T23">: https://git-scm.com/book/en/v2/Getting-Started-Installing-Git</text:span></text:p>
      <text:p text:style-name="P3"/>
      <text:p text:style-name="P2">2.-<text:span text:style-name="T5">Prepara la generación y compilación de dos entregables del proyecto, revisando la documentación de </text:span><text:span text:style-name="T32">Maven</text:span><text:span text:style-name="T5"> y las múltiples opciones </text:span><text:span text:style-name="T17">antes</text:span><text:span text:style-name="T5"> de crear la estructura:</text:span></text:p>
      <text:p text:style-name="P2"/>
      <text:p text:style-name="P8"><text:tab/>2.1.-<text:span text:style-name="T29">Maven</text:span><text:span text:style-name="T8">. Genera dos estructuras de proyecto con las </text:span><text:span text:style-name="T22">convenciones</text:span><text:span text:style-name="T8"> dadas (paquete y de nomenclatura de la clase principal):</text:span></text:p>
      <text:list xml:id="list7675115123682187526" text:style-name="L1">
        <text:list-item>
          <text:list>
            <text:list-item>
              <text:p text:style-name="P14">-DartifactId=simple</text:p>
            </text:list-item>
            <text:list-item>
              <text:p text:style-name="P14">-DartifactId=simple-webapp </text:p>
            </text:list-item>
          </text:list>
        </text:list-item>
      </text:list>
      <text:p text:style-name="P13"/>
      <text:p text:style-name="P7"><text:tab/>2.2.-<text:span text:style-name="T29">Ant</text:span><text:span text:style-name="T8">. Define un fichero de compilación, </text:span><text:span text:style-name="T14">build.xml, </text:span><text:span text:style-name="T8">para compilar la estructura del proyecto “</text:span><text:span text:style-name="T14">simple</text:span><text:span text:style-name="T8">” (src y target) generado en el apartado anterior.</text:span></text:p>
      <text:p text:style-name="P7"/>
      <text:p text:style-name="P16"><text:span text:style-name="T36">3.1.- Teniendo en cuenta el WBS del proyecto, organiza la estructura de un repositorio personal público de </text:span><text:span text:style-name="T31">github </text:span><text:span text:style-name="T39">para esta asignatura</text:span><text:span text:style-name="T34"> </text:span><text:span text:style-name="T37">donde subir los entregables. </text:span><text:span text:style-name="T38">Incluye los entrega</text:span><text:span text:style-name="T40">b</text:span><text:span text:style-name="T38">les de la práctica </text:span><text:span text:style-name="T40">anterior </text:span><text:span text:style-name="T38"><text:s/>e indica </text:span><text:span text:style-name="T41">a continuación</text:span><text:span text:style-name="T38"> la url del </text:span><text:span text:style-name="T35">github</text:span><text:span text:style-name="T38">.</text:span></text:p>
      <text:p text:style-name="P17"/>
      <text:p text:style-name="P17">3.<text:span text:style-name="T43">2</text:span>.-<text:span text:style-name="T44">Realiza el siguiente ejercicio de </text:span><text:span text:style-name="T19">b</text:span><text:span text:style-name="T13">ranching y </text:span><text:span text:style-name="T19">m</text:span><text:span text:style-name="T13">erging </text:span><text:span text:style-name="T45">con git</text:span><text:span text:style-name="T20"> </text:span><text:span text:style-name="T45">(por línea de comando):</text:span></text:p>
      <text:p text:style-name="P18"><text:span text:style-name="T10">a) </text:span>Crea <text:span text:style-name="T11">un</text:span> repositorio local con el fichero “index.html”. <text:span text:style-name="T12">Después crea el b</text:span>ranch <text:span text:style-name="T13">req001</text:span> para <text:span text:style-name="T9">trabajar en una nueva funcionalidad</text:span>. <text:span text:style-name="T9">Modifica el fichero “index.html” e intégralo en el </text:span><text:span text:style-name="T15"><text:s/>repositor</text:span><text:span text:style-name="T21">io local</text:span><text:span text:style-name="T9">.</text:span></text:p>
      <text:p text:style-name="P19"><text:span text:style-name="T10">b) </text:span>En este punto <text:span text:style-name="T12">del proyecto </text:span>surge la necesidad de un <text:span text:style-name="T13">hotfix</text:span>: No se puede <text:span text:style-name="T10">poner en producción los cambios de</text:span> <text:span text:style-name="T13">req001</text:span> por lo que <text:span text:style-name="T10">para realizar el </text:span><text:span text:style-name="T18">hotfix</text:span><text:span text:style-name="T10"> </text:span>se <text:span text:style-name="T10">debe </text:span>v<text:span text:style-name="T10">olver </text:span>al <text:span text:style-name="T13">branch</text:span> <text:span text:style-name="T13">master</text:span>. <text:span text:style-name="T46">Para resolver la incidencia hay que c</text:span>rea<text:span text:style-name="T10">r un nuevo</text:span> <text:span text:style-name="T13">branch</text:span> <text:span text:style-name="T13">hotfix</text:span> <text:span text:style-name="T10">donde hay que</text:span> modifica<text:span text:style-name="T25">r</text:span> “index.html”.</text:p>
      <text:p text:style-name="P20"><text:span text:style-name="T10">c) Después</text:span> de <text:span text:style-name="T46">hacer</text:span> <text:span text:style-name="T10">los cambios en </text:span><text:span text:style-name="T18">hotfix</text:span>, se ha<text:span text:style-name="T46">z un</text:span> <text:span text:style-name="T13">merge</text:span> al <text:span text:style-name="T13">branch</text:span> <text:span text:style-name="T13">master</text:span> <text:span text:style-name="T10">y borra el </text:span><text:span text:style-name="T18">branch</text:span><text:span text:style-name="T10"> </text:span><text:span text:style-name="T18">hotfix</text:span><text:span text:style-name="T10">.</text:span></text:p>
      <text:p text:style-name="P21"><text:span text:style-name="T10">d) Por último, vuelve al</text:span> branch <text:s/><text:span text:style-name="T13">req001</text:span> <text:span text:style-name="T10">para continuar el trabajo previsto inicialmente.</text:span></text:p>
      <text:p text:style-name="P22"/>
      <text:p text:style-name="P22"><text:soft-page-break/><text:span text:style-name="T9">3.3.-Explica cómo podrías </text:span><text:span text:style-name="T15">minimizar</text:span><text:span text:style-name="T9"> o </text:span><text:span text:style-name="T15">evitar</text:span><text:span text:style-name="T9"> </text:span><text:span text:style-name="T15">conflictos</text:span><text:span text:style-name="T9"> dentro de un equipo de desarrollo a partir de la situación que se plantea en el siguiente enlace: https://www.atlassian.com/git/tutorials/using-branches/merge-conflic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53:55.360458719</meta:creation-date>
    <dc:date>2020-02-19T13:43:33.916533151</dc:date>
    <meta:editing-duration>P4DT2H34M1S</meta:editing-duration>
    <meta:editing-cycles>100</meta:editing-cycles>
    <meta:generator>LibreOffice/5.1.6.2$Linux_X86_64 LibreOffice_project/10m0$Build-2</meta:generator>
    <meta:document-statistic meta:table-count="1" meta:image-count="0" meta:object-count="0" meta:page-count="2" meta:paragraph-count="24" meta:word-count="357" meta:character-count="2483" meta:non-whitespace-character-count="2142"/>
  </office:meta>
</office:document-meta>
</file>